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"data":[{"id":10001,"sid":"7772398340","reg":"0730F24","dep":"5601N03543E","dest":"5601N03543E","eet":null,"zona":"MR02128","typ":"BLA","dof":"2025-03-20","folder":"2025.xlsx\/Result_1","dep_time":"10:10:00","arr_time":"13:44:00","region_id":50},{"id":10002,"sid":"7772398341","reg":"0730F24","dep":"5601N03543E","dest":"5601N03543E","eet":null,"zona":"MR02128","typ":"BLA","dof":"2025-03-21","folder":"2025.xlsx\/Result_1","dep_time":"09:44:00","arr_time":"14:37:00","region_id":50},{"id":10003,"sid":"7772604494","reg":null,"dep":"5542N03752E","dest":"5542N03752E","eet":"YYBG0001","zona":"WR7175","typ":"BLA","dof":"2025-06-03","folder":"2025.xlsx\/Result_1","dep_time":"07:00:00","arr_time":"14:06:00","region_id":50},{"id":10004,"sid":"7772613552","reg":null,"dep":"5632N03613E","dest":"5632N03613E","eet":null,"zona":"UUR320 UUP64","typ":"BLA","dof":"2025-06-05","folder":"2025.xlsx\/Result_1","dep_time":"06:36:00","arr_time":"12:00:00","region_id":50},{"id":10005,"sid":"7772613558","reg":null,"dep":"5504N03727E","dest":"5504N03727E","eet":"UUWV0001","zona":"MR02732","typ":"BLA","dof":"2025-06-05","folder":"2025.xlsx\/Result_1","dep_time":"07:00:00","arr_time":"17:00:00","region_id":50},{"id":10006,"sid":"7772774894","reg":"J006767","dep":"5951N03142E","dest":"5951N03142E","eet":"ULLL0001","zona":"MR01035","typ":"BLA","dof":"2025-07-25","folder":"2025.xlsx\/Result_1","dep_time":"08:48:00","arr_time":"12:30:00","region_id":78},{"id":10007,"sid":"7772315711","reg":null,"dep":"5323N05856E","dest":"5323N05856E","eet":null,"zona":"WR1092","typ":"BLA","dof":"2025-02-02","folder":"2025.xlsx\/Result_1","dep_time":"04:37:00","arr_time":"14:51:00","region_id":66},{"id":10008,"sid":"7772354693","reg":null,"dep":"5522N03718E","dest":"5522N03718E","eet":"YYBG0001","zona":"WR1947","typ":"BLA","dof":"2025-02-24","folder":"2025.xlsx\/Result_1","dep_time":"07:22:00","arr_time":"15:14:00","region_id":50},{"id":10009,"sid":"7772354697","reg":null,"dep":"5527N03707E","dest":"5527N03707E","eet":"YYBG0001","zona":"WR1948","typ":"BLA","dof":"2025-02-24","folder":"2025.xlsx\/Result_1","dep_time":"07:22:00","arr_time":"13:11:00","region_id":50},{"id":10010,"sid":"7772354699","reg":null,"dep":"5530N03726E","dest":"5530N03726E","eet":"YYBG0001","zona":"WR1949","typ":"BLA","dof":"2025-02-24","folder":"2025.xlsx\/Result_1","dep_time":"07:23:00","arr_time":"13:12:00","region_id":50},{"id":10011,"sid":"7772354719","reg":null,"dep":"5539N03722E","dest":"5539N03722E","eet":"YYBG0001","zona":"WR2116","typ":"BLA","dof":"2025-02-24","folder":"2025.xlsx\/Result_1","dep_time":"07:24:00","arr_time":"13:12:00","region_id":50},{"id":15881,"sid":"7772612735","reg":null,"dep":"5930N02935E","dest":"5943N02946E","eet":null,"zona":null,"typ":"AER","dof":"2025-06-04","folder":"2025.xlsx\/Result_1","dep_time":"17:09:00","arr_time":"19:16:00","region_id":78},{"id":10012,"sid":"7772613559","reg":null,"dep":"5504N03727E","dest":"5504N03727E","eet":"UUWV0001","zona":"MR02732","typ":"BLA","dof":"2025-06-06","folder":"2025.xlsx\/Result_1","dep_time":"07:00:00","arr_time":"16:26:00","region_id":50},{"id":10013,"sid":"7772354727","reg":null,"dep":"5549N03721E","dest":"5549N03721E","eet":"YYBG0001","zona":"WR2113","typ":"BLA","dof":"2025-02-24","folder":"2025.xlsx\/Result_1","dep_time":"07:23:00","arr_time":"13:12:00","region_id":50},{"id":10014,"sid":"7772613562","reg":null,"dep":"5504N03727E","dest":"5504N03727E","eet":"UUWV0001","zona":"MR02732","typ":"BLA","dof":"2025-06-09","folder":"2025.xlsx\/Result_1","dep_time":"08:00:00","arr_time":"16:21:00","region_id":50},{"id":10015,"sid":"7772354732","reg":null,"dep":"5550N03738E","dest":"5550N03738E","eet":"YYBG0001","zona":"MR02503","typ":"BLA","dof":"2025-02-24","folder":"2025.xlsx\/Result_1","dep_time":"07:27:00","arr_time":"15:24:00","region_id":50},{"id":10016,"sid":"7772647342","reg":null,"dep":"5609N03500E","dest":"5609N03500E","eet":"UUMV0001","zona":"MR02112","typ":"BLA","dof":"2025-06-18","folder":"2025.xlsx\/<text:soft-page-break/>Result_1","dep_time":"07:00:00","arr_time":"18:00:00","region_id":50},{"id":10017,"sid":"7772647345","reg":null,"dep":"5610N03513E","dest":"5610N03513E","eet":"UUMV0001","zona":"MR02113","typ":"BLA","dof":"2025-06-18","folder":"2025.xlsx\/Result_1","dep_time":"07:00:00","arr_time":"18:00:00","region_id":50},{"id":10018,"sid":"7772354738","reg":null,"dep":"5544N03724E","dest":"5544N03724E","eet":"YYBG0001","zona":"MR02505","typ":"BLA","dof":"2025-02-24","folder":"2025.xlsx\/Result_1","dep_time":"07:28:00","arr_time":"15:09:00","region_id":50},{"id":10019,"sid":"7772651801","reg":null,"dep":"5545N03740E","dest":"5545N03740E","eet":"YYBG0001","zona":"MR0233","typ":"BLA","dof":"2025-06-16","folder":"2025.xlsx\/Result_1","dep_time":"07:00:00","arr_time":"15:18:00","region_id":50},{"id":10020,"sid":"7772354742","reg":null,"dep":"5552N03736E","dest":"5552N03736E","eet":"YYBG0001","zona":"MR02528","typ":"BLA","dof":"2025-02-24","folder":"2025.xlsx\/Result_1","dep_time":"07:28:00","arr_time":"15:10:00","region_id":50},{"id":10021,"sid":"7772354754","reg":null,"dep":"5548N03747E","dest":"5548N03747E","eet":"YYBG0001","zona":"MR02531","typ":"BLA","dof":"2025-02-24","folder":"2025.xlsx\/Result_1","dep_time":"07:28:00","arr_time":"15:10:00","region_id":50},{"id":10022,"sid":"7772661286","reg":null,"dep":"5542N03742E","dest":"5542N03742E","eet":"YYBG0001","zona":"MR02268","typ":"BLA","dof":"2025-06-19","folder":"2025.xlsx\/Result_1","dep_time":"09:00:00","arr_time":"16:19:00","region_id":50},{"id":10023,"sid":"7772665663","reg":null,"dep":"5429N03955E","dest":"5429N03955E","eet":"UUWV0000","zona":"MR02258","typ":"BLA","dof":"2025-06-20","folder":"2025.xlsx\/Result_1","dep_time":"07:04:00","arr_time":"11:13:00","region_id":50},{"id":10024,"sid":"7772354761","reg":null,"dep":"5548N03738E","dest":"5548N03738E","eet":"YYBG0001","zona":"MR02532","typ":"BLA","dof":"2025-02-24","folder":"2025.xlsx\/Result_1","dep_time":"07:23:00","arr_time":"15:09:00","region_id":50},{"id":10025,"sid":"7772354764","reg":null,"dep":"5542N03736E","dest":"5542N03736E","eet":"YYBG0001","zona":"MR02533","typ":"BLA","dof":"2025-02-24","folder":"2025.xlsx\/Result_1","dep_time":"07:22:00","arr_time":"15:02:00","region_id":50},{"id":10026,"sid":"7772667706","reg":null,"dep":"5609N03500E","dest":"5609N03500E","eet":"UUMV0001","zona":"MR02429","typ":"BLA","dof":"2025-06-23","folder":"2025.xlsx\/Result_1","dep_time":"07:00:00","arr_time":"18:00:00","region_id":50},{"id":10027,"sid":"7772667716","reg":null,"dep":"5610N03513E","dest":"5610N03513E","eet":"UUMV0001","zona":"MR02431","typ":"BLA","dof":"2025-06-23","folder":"2025.xlsx\/Result_1","dep_time":"07:00:00","arr_time":"18:00:00","region_id":50},{"id":10028,"sid":"7772356749","reg":null,"dep":"5517N03713E","dest":"5517N03713E","eet":"YYBG0001","zona":"WR2112","typ":"BLA","dof":"2025-02-25","folder":"2025.xlsx\/Result_1","dep_time":"07:11:00","arr_time":"13:48:00","region_id":50},{"id":10029,"sid":"7772667724","reg":null,"dep":"5609N03500E","dest":"5609N03500E","eet":"UUMV0001","zona":"MR02429","typ":"BLA","dof":"2025-06-24","folder":"2025.xlsx\/Result_1","dep_time":"07:30:00","arr_time":"18:00:00","region_id":50},{"id":10030,"sid":"7772358788","reg":null,"dep":"5550N03738E","dest":"5550N03738E","eet":"YYBG0001","zona":"MR02503","typ":"BLA","dof":"2025-02-26","folder":"2025.xlsx\/Result_1","dep_time":"07:18:00","arr_time":"14:39:00","region_id":50},{"id":10031,"sid":"7772358789","reg":null,"dep":"5544N03724E","dest":"5544N03724E","eet":"YYBG0001","zona":"MR02505","typ":"BLA","dof":"2025-02-26","folder":"2025.xlsx\/Result_1","dep_time":"07:19:00","arr_time":"14:39:00","region_id":50},{"id":10032,"sid":"7772358795","reg":null,"dep":"5552N03736E","dest":"5552N03736E","eet":"YYBG0001","zona":"MR02528","typ":"BLA","dof":"2025-02-26","folder":"2025.xlsx\/Result_1","dep_time":"07:18:00","arr_time":"12:52:00","region_id":50},{"id":10033,"sid":"7772358797","reg":null,"dep":"5545N03729E","dest":"5545N03729E","eet":"YYBG0001","zona":"MR02529","typ":"BLA","dof":"2025-02-26","folder":"2025.xlsx\/Result_1","dep_time":"07:18:00","arr_time":"12:52:00","region_id":50},<text:soft-page-break/>{"id":10034,"sid":"7772358799","reg":null,"dep":"5550N03730E","dest":"5550N03730E","eet":"YYBG0001","zona":"MR02530","typ":"BLA","dof":"2025-02-26","folder":"2025.xlsx\/Result_1","dep_time":"07:19:00","arr_time":"12:52:00","region_id":50},{"id":10035,"sid":"7772358803","reg":null,"dep":"5548N03747E","dest":"5548N03747E","eet":"YYBG0001","zona":"MR02531","typ":"BLA","dof":"2025-02-26","folder":"2025.xlsx\/Result_1","dep_time":"07:18:00","arr_time":"14:40:00","region_id":50},{"id":10036,"sid":"7772358805","reg":null,"dep":"5548N03738E","dest":"5548N03738E","eet":"YYBG0001","zona":"MR02532","typ":"BLA","dof":"2025-02-26","folder":"2025.xlsx\/Result_1","dep_time":"07:18:00","arr_time":"14:40:00","region_id":50},{"id":10037,"sid":"7772358806","reg":null,"dep":"5542N03736E","dest":"5542N03736E","eet":"YYBG0001","zona":"MR02533","typ":"BLA","dof":"2025-02-26","folder":"2025.xlsx\/Result_1","dep_time":"07:18:00","arr_time":"14:40:00","region_id":50},{"id":10038,"sid":"7772358811","reg":null,"dep":"5546N03741E","dest":"5546N03741E","eet":"YYBG0001","zona":"MR02534","typ":"BLA","dof":"2025-02-26","folder":"2025.xlsx\/Result_1","dep_time":"07:17:00","arr_time":"14:23:00","region_id":50},{"id":10039,"sid":"7772358813","reg":null,"dep":"5542N03733E","dest":"5542N03733E","eet":"YYBG0001","zona":"MR02558","typ":"BLA","dof":"2025-02-26","folder":"2025.xlsx\/Result_1","dep_time":"07:17:00","arr_time":"12:52:00","region_id":50},{"id":10040,"sid":"7772667725","reg":null,"dep":"5610N03513E","dest":"5610N03513E","eet":"UUMV0001","zona":"MR02431","typ":"BLA","dof":"2025-06-24","folder":"2025.xlsx\/Result_1","dep_time":"07:30:00","arr_time":"18:00:00","region_id":50},{"id":10041,"sid":"7772360773","reg":null,"dep":"5541N03730E","dest":"5541N03730E","eet":"YYBG0001","zona":"MR02563","typ":"BLA","dof":"2025-02-27","folder":"2025.xlsx\/Result_1","dep_time":"07:34:00","arr_time":"14:41:00","region_id":50},{"id":10042,"sid":"7772360777","reg":null,"dep":"5545N03729E","dest":"5545N03729E","eet":"YYBG0001","zona":"MR02565","typ":"BLA","dof":"2025-02-27","folder":"2025.xlsx\/Result_1","dep_time":"07:33:00","arr_time":"14:42:00","region_id":50},{"id":10043,"sid":"7772674328","reg":null,"dep":"5543N03757E","dest":"5543N03757E","eet":"YYBG0001","zona":"WR8188","typ":"BLA","dof":"2025-06-23","folder":"2025.xlsx\/Result_1","dep_time":"07:00:00","arr_time":"15:10:00","region_id":50},{"id":10044,"sid":"7772685134","reg":null,"dep":"5517N03713E","dest":"5517N03713E","eet":"YYBG0001","zona":"WR8271","typ":"BLA","dof":"2025-06-26","folder":"2025.xlsx\/Result_1","dep_time":"07:09:00","arr_time":"14:09:00","region_id":50},{"id":10045,"sid":"7772360778","reg":null,"dep":"5512N03705E","dest":"5512N03705E","eet":"YYBG0001","zona":"MR02474","typ":"BLA","dof":"2025-02-27","folder":"2025.xlsx\/Result_1","dep_time":"07:33:00","arr_time":"14:42:00","region_id":50},{"id":10046,"sid":"7772360793","reg":null,"dep":"5549N03735E","dest":"5549N03735E","eet":"YYBG0001","zona":"MR02535","typ":"BLA","dof":"2025-02-27","folder":"2025.xlsx\/Result_1","dep_time":"07:33:00","arr_time":"14:42:00","region_id":50},{"id":10047,"sid":"7772360796","reg":null,"dep":"5539N03740E","dest":"5539N03740E","eet":"YYBG0001","zona":"MR02536","typ":"BLA","dof":"2025-02-27","folder":"2025.xlsx\/Result_1","dep_time":"07:33:00","arr_time":"14:42:00","region_id":50},{"id":10048,"sid":"7772372372","reg":null,"dep":"5550N03743E","dest":"5550N03743E","eet":"YYBG0001","zona":"MR02699","typ":"BLA","dof":"2025-03-05","folder":"2025.xlsx\/Result_1","dep_time":"07:18:00","arr_time":"15:28:00","region_id":50},{"id":10049,"sid":"7772678618","reg":null,"dep":"5550N03725E","dest":"5550N03725E","eet":"YYBG0001","zona":"MR02505","typ":"BLA","dof":"2025-06-24","folder":"2025.xlsx\/Result_1","dep_time":"07:47:00","arr_time":"15:23:00","region_id":50},{"id":10050,"sid":"7772360805","reg":null,"dep":"5545N03741E","dest":"5545N03741E","eet":"YYBG0001","zona":"MR02597","typ":"BLA","dof":"2025-02-27","folder":"2025.xlsx\/Result_1","dep_time":"07:33:00","arr_time":"13:45:00","region_id":50},{"id":10051,"sid":"7772360822","reg":"03123","dep":"5509N03928E","dest":"5509N03928E","eet<text:soft-page-break/>":"UUEE0001","zona":"MR02541","typ":"BLA","dof":"2025-02-27","folder":"2025.xlsx\/Result_1","dep_time":"09:00:00","arr_time":"10:03:00","region_id":50},{"id":10052,"sid":"7772360981","reg":null,"dep":"5541N03725E","dest":"5541N03725E","eet":"YYBG0001","zona":"MR02601","typ":"BLA","dof":"2025-02-27","folder":"2025.xlsx\/Result_1","dep_time":"07:27:00","arr_time":"13:26:00","region_id":50},{"id":10053,"sid":"7772361000","reg":null,"dep":"5641N03710E","dest":"5641N03710E","eet":null,"zona":"MR02539","typ":"BLA","dof":"2025-02-27","folder":"2025.xlsx\/Result_1","dep_time":"06:00:00","arr_time":"07:14:00","region_id":50},{"id":10054,"sid":"7772678621","reg":null,"dep":"5548N03746E","dest":"5548N03746E","eet":"YYBG0001","zona":"MR02504","typ":"BLA","dof":"2025-06-24","folder":"2025.xlsx\/Result_1","dep_time":"07:47:00","arr_time":"15:23:00","region_id":50},{"id":10055,"sid":"7772363314","reg":null,"dep":"5538N03746E","dest":"5538N03746E","eet":"YYBG0001","zona":"MR02561","typ":"BLA","dof":"2025-02-28","folder":"2025.xlsx\/Result_1","dep_time":"08:14:00","arr_time":"14:44:00","region_id":50},{"id":10056,"sid":"7772678625","reg":null,"dep":"5546N03746E","dest":"5546N03746E","eet":"YYBG0001","zona":"MR02503","typ":"BLA","dof":"2025-06-24","folder":"2025.xlsx\/Result_1","dep_time":"07:47:00","arr_time":"15:23:00","region_id":50},{"id":10057,"sid":"7772678637","reg":null,"dep":"5537N03739E","dest":"5537N03739E","eet":"YYBG0001","zona":"MR02502","typ":"BLA","dof":"2025-06-24","folder":"2025.xlsx\/Result_1","dep_time":"07:47:00","arr_time":"15:23:00","region_id":50},{"id":10058,"sid":"7772363346","reg":null,"dep":"5545N03729E","dest":"5545N03729E","eet":"YYBG0001","zona":"MR02565","typ":"BLA","dof":"2025-02-28","folder":"2025.xlsx\/Result_1","dep_time":"07:27:00","arr_time":"14:43:00","region_id":50},{"id":10059,"sid":"7772363359","reg":null,"dep":"5549N03735E","dest":"5549N03735E","eet":"YYBG0001","zona":"MR02535","typ":"BLA","dof":"2025-02-28","folder":"2025.xlsx\/Result_1","dep_time":"07:45:00","arr_time":"15:26:00","region_id":50},{"id":10060,"sid":"7772375016","reg":null,"dep":"5539N03740E","dest":"5539N03740E","eet":"YYBG0001","zona":"MR02705","typ":"BLA","dof":"2025-03-06","folder":"2025.xlsx\/Result_1","dep_time":"07:13:00","arr_time":"16:01:00","region_id":50},{"id":10061,"sid":"7772365062","reg":null,"dep":"5608N03459E","dest":"5608N03459E","eet":"UUMV0001","zona":"MR02662","typ":"BLA","dof":"2025-03-04","folder":"2025.xlsx\/Result_1","dep_time":"07:00:00","arr_time":"16:02:00","region_id":50},{"id":10062,"sid":"7772687292","reg":null,"dep":"5517N03713E","dest":"5517N03713E","eet":"YYBG0001","zona":"WR8271","typ":"BLA","dof":"2025-06-27","folder":"2025.xlsx\/Result_1","dep_time":"08:28:00","arr_time":"12:27:00","region_id":50},{"id":10063,"sid":"7772368662","reg":null,"dep":"5550N03743E","dest":"5550N03743E","eet":"YYBG0001","zona":"MR02699","typ":"BLA","dof":"2025-03-03","folder":"2025.xlsx\/Result_1","dep_time":"07:59:00","arr_time":"13:06:00","region_id":50},{"id":10064,"sid":"7772368664","reg":null,"dep":"5542N03742E","dest":"5542N03742E","eet":"YYBG0001","zona":"MR02700","typ":"BLA","dof":"2025-03-03","folder":"2025.xlsx\/Result_1","dep_time":"07:59:00","arr_time":"17:00:00","region_id":50},{"id":10065,"sid":"7772692229","reg":null,"dep":"5429N03955E","dest":"5429N03955E","eet":"UUWV0000","zona":"MR02533","typ":"BLA","dof":"2025-06-28","folder":"2025.xlsx\/Result_1","dep_time":"04:31:00","arr_time":"09:11:00","region_id":50},{"id":10066,"sid":"7772693980","reg":null,"dep":"5610N03513E","dest":"5610N03513E","eet":"UUMV0001","zona":"MR02643","typ":"BLA","dof":"2025-07-02","folder":"2025.xlsx\/Result_1","dep_time":"07:00:00","arr_time":"18:00:00","region_id":50},{"id":10067,"sid":"7772368669","reg":null,"dep":"5553N03737E","dest":"5553N03737E","eet":"YYBG0001","zona":"MR02702","typ":"BLA","dof":"2025-03-03","folder":"2025.xlsx\/Result_1","dep_time":"07:59:00","arr_time":"17:00:00","region_id":50},{"id":10068,"sid":"7772368673","reg":null,"dep":"5548N03737E","dest":"5548N03737E","eet":"YYBG0001","zona":"MR02703","typ":"BLA","dof":"2025-03-03","folder":"2025.xlsx\/<text:soft-page-break/>Result_1","dep_time":"07:55:00","arr_time":"17:00:00","region_id":50},{"id":10069,"sid":"7772707229","reg":null,"dep":"5541N03614E","dest":"5541N03614E","eet":null,"zona":"MR02711","typ":"BLA","dof":"2025-07-04","folder":"2025.xlsx\/Result_1","dep_time":"06:17:00","arr_time":"10:44:00","region_id":50},{"id":10070,"sid":"7772707489","reg":null,"dep":"5550N03725E","dest":"5550N03725E","eet":"YYBG0001","zona":"MR02853","typ":"BLA","dof":"2025-07-03","folder":"2025.xlsx\/Result_1","dep_time":"08:05:00","arr_time":"17:00:00","region_id":50},{"id":10071,"sid":"7772368674","reg":null,"dep":"5539N03740E","dest":"5539N03740E","eet":"YYBG0001","zona":"MR02704","typ":"BLA","dof":"2025-03-03","folder":"2025.xlsx\/Result_1","dep_time":"08:01:00","arr_time":"17:00:00","region_id":50},{"id":10072,"sid":"7772368678","reg":null,"dep":"5539N03747E","dest":"5539N03747E","eet":"YYBG0001","zona":"MR02710","typ":"BLA","dof":"2025-03-03","folder":"2025.xlsx\/Result_1","dep_time":"08:01:00","arr_time":"17:00:00","region_id":50},{"id":10073,"sid":"7772707542","reg":null,"dep":"5527N03717E","dest":"5527N03717E","eet":"YYBG0001","zona":"WR8525","typ":"BLA","dof":"2025-07-03","folder":"2025.xlsx\/Result_1","dep_time":"09:53:00","arr_time":"17:00:00","region_id":50},{"id":10074,"sid":"7772707575","reg":null,"dep":"5530N03733E","dest":"5530N03733E","eet":"YYBG0001","zona":"WR8524","typ":"BLA","dof":"2025-07-03","folder":"2025.xlsx\/Result_1","dep_time":"09:51:00","arr_time":"17:00:00","region_id":50},{"id":10075,"sid":"7772368683","reg":null,"dep":"5541N03734E","dest":"5541N03734E","eet":"YYBG0001","zona":"MR02709","typ":"BLA","dof":"2025-03-03","folder":"2025.xlsx\/Result_1","dep_time":"08:01:00","arr_time":"13:06:00","region_id":50},{"id":10076,"sid":"7772711184","reg":null,"dep":"5610N03513E","dest":"5610N03513E","eet":"UUMV0001","zona":"MR02994","typ":"BLA","dof":"2025-07-07","folder":"2025.xlsx\/Result_1","dep_time":"07:00:00","arr_time":"18:00:00","region_id":50},{"id":10077,"sid":"7772711186","reg":null,"dep":"5609N03500E","dest":"5609N03500E","eet":"UUMV0001","zona":"MR02992","typ":"BLA","dof":"2025-07-08","folder":"2025.xlsx\/Result_1","dep_time":"07:00:00","arr_time":"18:00:00","region_id":50},{"id":10078,"sid":"7772368701","reg":null,"dep":"5545N03729E","dest":"5545N03729E","eet":"YYBG0001","zona":"MR02708","typ":"BLA","dof":"2025-03-03","folder":"2025.xlsx\/Result_1","dep_time":"08:01:00","arr_time":"13:06:00","region_id":50},{"id":10079,"sid":"7772711188","reg":null,"dep":"5610N03513E","dest":"5610N03513E","eet":"UUMV0001","zona":"MR02994","typ":"BLA","dof":"2025-07-08","folder":"2025.xlsx\/Result_1","dep_time":"07:00:00","arr_time":"18:00:00","region_id":50},{"id":10080,"sid":"7772368709","reg":null,"dep":"5543N03725E","dest":"5543N03725E","eet":"YYBG0001","zona":"MR02707","typ":"BLA","dof":"2025-03-03","folder":"2025.xlsx\/Result_1","dep_time":"08:01:00","arr_time":"10:29:00","region_id":50},{"id":10081,"sid":"7772370471","reg":null,"dep":"5543N03757E","dest":"5543N03757E","eet":"YYBG0001","zona":"WR2434","typ":"BLA","dof":"2025-03-04","folder":"2025.xlsx\/Result_1","dep_time":"07:34:00","arr_time":"13:56:00","region_id":50},{"id":10082,"sid":"7772370473","reg":null,"dep":"5527N03717E","dest":"5527N03717E","eet":"YYBG0001","zona":"WR2333","typ":"BLA","dof":"2025-03-04","folder":"2025.xlsx\/Result_1","dep_time":"07:34:00","arr_time":"14:03:00","region_id":50},{"id":10083,"sid":"7772735550","reg":null,"dep":"5532N03733E","dest":"5532N03733E","eet":"YYBG0001","zona":"WR9097","typ":"BLA","dof":"2025-07-11","folder":"2025.xlsx\/Result_1","dep_time":"07:00:00","arr_time":"12:10:00","region_id":50},{"id":10084,"sid":"7772370481","reg":null,"dep":"5525N03714E","dest":"5525N03714E","eet":"YYBG0001","zona":"WR2437","typ":"BLA","dof":"2025-03-04","folder":"2025.xlsx\/Result_1","dep_time":"07:34:00","arr_time":"13:56:00","region_id":50},{"id":10085,"sid":"7772370482","reg":null,"dep":"5517N03713E","dest":"5517N03713E","eet":"YYBG0001","zona":"WR2449","typ":"BLA","dof":"2025-03-04","folder":"2025.xlsx\/Result_1","dep_time":"07:35:00","arr_time":"14:03:00","region_id":50},<text:soft-page-break/>{"id":10086,"sid":"7772370483","reg":null,"dep":"5530N03733E","dest":"5530N03733E","eet":"YYBG0001","zona":"WR2450","typ":"BLA","dof":"2025-03-04","folder":"2025.xlsx\/Result_1","dep_time":"07:35:00","arr_time":"14:03:00","region_id":50},{"id":10087,"sid":"7772370484","reg":null,"dep":"5512N03705E","dest":"5512N03705E","eet":"YYBG0001","zona":"MR02670","typ":"BLA","dof":"2025-03-04","folder":"2025.xlsx\/Result_1","dep_time":"07:35:00","arr_time":"14:03:00","region_id":50},{"id":10088,"sid":"7772370489","reg":null,"dep":"5550N03738E","dest":"5550N03738E","eet":"YYBG0001","zona":"MR02651","typ":"BLA","dof":"2025-03-04","folder":"2025.xlsx\/Result_1","dep_time":"07:35:00","arr_time":"08:58:00","region_id":50},{"id":10089,"sid":"7772370490","reg":null,"dep":"5550N03743E","dest":"5550N03743E","eet":"YYBG0001","zona":"MR02699","typ":"BLA","dof":"2025-03-04","folder":"2025.xlsx\/Result_1","dep_time":"07:35:00","arr_time":"14:14:00","region_id":50},{"id":10090,"sid":"7772735554","reg":null,"dep":"5530N03733E","dest":"5530N03733E","eet":"YYBG0001","zona":"WR9098","typ":"BLA","dof":"2025-07-11","folder":"2025.xlsx\/Result_1","dep_time":"07:00:00","arr_time":"12:10:00","region_id":50},{"id":10091,"sid":"7772370500","reg":null,"dep":"5542N03742E","dest":"5542N03742E","eet":"YYBG0001","zona":"MR02700","typ":"BLA","dof":"2025-03-04","folder":"2025.xlsx\/Result_1","dep_time":"07:38:00","arr_time":"15:09:00","region_id":50},{"id":10092,"sid":"7772370502","reg":null,"dep":"5553N03737E","dest":"5553N03737E","eet":"YYBG0001","zona":"MR02702","typ":"BLA","dof":"2025-03-04","folder":"2025.xlsx\/Result_1","dep_time":"07:38:00","arr_time":"14:02:00","region_id":50},{"id":10093,"sid":"7772370522","reg":null,"dep":"5543N03725E","dest":"5543N03725E","eet":"YYBG0001","zona":"MR02707","typ":"BLA","dof":"2025-03-04","folder":"2025.xlsx\/Result_1","dep_time":"07:38:00","arr_time":"14:14:00","region_id":50},{"id":10094,"sid":"7772370526","reg":null,"dep":"5631N03459E","dest":"5631N03459E","eet":null,"zona":"MR02719","typ":"BLA","dof":"2025-03-05","folder":"2025.xlsx\/Result_1","dep_time":"06:00:00","arr_time":"16:55:00","region_id":50},{"id":10095,"sid":"7772735571","reg":null,"dep":"5631N03459E","dest":"5631N03459E","eet":null,"zona":"MR02150","typ":"BLA","dof":"2025-07-11","folder":"2025.xlsx\/Result_1","dep_time":"06:00:00","arr_time":"18:58:00","region_id":50},{"id":10096,"sid":"7772761021","reg":null,"dep":"5548N03746E","dest":"5548N03746E","eet":"YYBG0001","zona":"MR02492","typ":"BLA","dof":"2025-07-18","folder":"2025.xlsx\/Result_1","dep_time":"07:11:00","arr_time":"14:48:00","region_id":50},{"id":10097,"sid":"7772370529","reg":null,"dep":"5550N03725E","dest":"5550N03725E","eet":"YYBG0001","zona":"MR02711","typ":"BLA","dof":"2025-03-04","folder":"2025.xlsx\/Result_1","dep_time":"07:40:00","arr_time":"08:28:00","region_id":50},{"id":10098,"sid":"7772370532","reg":null,"dep":"5551N03732E","dest":"5551N03732E","eet":"YYBG0001","zona":"MR02712","typ":"BLA","dof":"2025-03-04","folder":"2025.xlsx\/Result_1","dep_time":"07:40:00","arr_time":"08:28:00","region_id":50},{"id":10099,"sid":"7772370535","reg":null,"dep":"5545N03741E","dest":"5545N03741E","eet":"YYBG0001","zona":"MR02713","typ":"BLA","dof":"2025-03-04","folder":"2025.xlsx\/Result_1","dep_time":"07:40:00","arr_time":"15:10:00","region_id":50}],"links":{"first":"http:\/\/ltc.kagafonov.beget.tech:8100\/api\/flight?page=1","last":"http:\/\/ltc.kagafonov.beget.tech:8100\/api\/flight?page=1050","prev":null,"next":"http:\/\/ltc.kagafonov.beget.tech:8100\/api\/flight?page=2"},"meta":{"current_page":1,"from":1,"last_page":1050,"links":[{"url":null,"label":"&amp;laquo; Previous","page":null,"active":false},{"url":"http:\/\/ltc.kagafonov.beget.tech:8100\/api\/flight?page=1","label":"1","page":1,"active":true},{"url":"http:\/\/ltc.kagafonov.beget.tech:8100\/api\/flight?page=2","label":"2","page":2,"active":false},{"url":"http:\/\/ltc.kagafonov.beget.tech:8100\/api\/flight?page=3","label":"3","page":3,"active":false},{"url":"http:\/\/ltc.kagafonov.beget.tech:8100\/api\/flight?page=4","label":"4","page":4,"active":false},{"url":"http:\/\/ltc.kagafonov.beget.tech:8100\/api\/flight?page=5","label":"5","page":5,"active":false},<text:soft-page-break/>{"url":"http:\/\/ltc.kagafonov.beget.tech:8100\/api\/flight?page=6","label":"6","page":6,"active":false},{"url":"http:\/\/ltc.kagafonov.beget.tech:8100\/api\/flight?page=7","label":"7","page":7,"active":false},{"url":"http:\/\/ltc.kagafonov.beget.tech:8100\/api\/flight?page=8","label":"8","page":8,"active":false},{"url":"http:\/\/ltc.kagafonov.beget.tech:8100\/api\/flight?page=9","label":"9","page":9,"active":false},{"url":"http:\/\/ltc.kagafonov.beget.tech:8100\/api\/flight?page=10","label":"10","page":10,"active":false},{"url":null,"label":"...","active":false},{"url":"http:\/\/ltc.kagafonov.beget.tech:8100\/api\/flight?page=1049","label":"1049","page":1049,"active":false},{"url":"http:\/\/ltc.kagafonov.beget.tech:8100\/api\/flight?page=1050","label":"1050","page":1050,"active":false},{"url":"http:\/\/ltc.kagafonov.beget.tech:8100\/api\/flight?page=2","label":"Next &amp;raquo;","page":2,"active":false}],"path":"http:\/\/ltc.kagafonov.beget.tech:8100\/api\/flight","per_page":100,"to":100,"total":104912}}</text:p>
      <text:p text:style-name="Standard"/>
      <text:p text:style-name="Standard">{"region":{"id":24,"name":"\u041a\u0440\u0430\u0441\u043d\u043e\u044f\u0440\u0441\u043a\u0438\u0439","name_alt":null},"summary":{"total_flights":4362,"years_covered":2},"statistics":{"by_year":[{"year":"2024","flight_count":2225,"avg_flight_time":"06:01:38.373034","min_flight_time":"00:05:00","max_flight_time":"24:00:00"},{"year":"2025","flight_count":2137,"avg_flight_time":"05:57:30.968648","min_flight_time":"00:01:00","max_flight_time":"24:00:00"}],"by_year_and_month":[{"year":2024,"months":[{"month":"1","flight_count":62,"avg_flight_time":"06:38:28.064516","min_flight_time":"00:05:00","max_flight_time":"24:00:00"},{"month":"2","flight_count":65,"avg_flight_time":"06:29:19.384615","min_flight_time":"00:15:00","max_flight_time":"22:00:00"},{"month":"3","flight_count":104,"avg_flight_time":"06:16:40.961538","min_flight_time":"00:20:00","max_flight_time":"24:00:00"},{"month":"4","flight_count":171,"avg_flight_time":"05:29:48.070175","min_flight_time":"00:06:00","max_flight_time":"23:30:00"},{"month":"5","flight_count":235,"avg_flight_time":"05:52:45.191489","min_flight_time":"00:06:00","max_flight_time":"23:45:00"},{"month":"6","flight_count":295,"avg_flight_time":"07:10:50.440678","min_flight_time":"00:16:00","max_flight_time":"23:20:00"},{"month":"7","flight_count":246,"avg_flight_time":"06:16:32.926829","min_flight_time":"00:10:00","max_flight_time":"24:00:00"},{"month":"8","flight_count":258,"avg_flight_time":"05:35:47.906977","min_flight_time":"00:06:00","max_flight_time":"22:11:00"},{"month":"9","flight_count":250,"avg_flight_time":"05:29:51.6","min_flight_time":"00:09:00","max_flight_time":"24:00:00"},{"month":"10","flight_count":234,"avg_flight_time":"06:06:03.076923","min_flight_time":"00:17:00","max_flight_time":"23:59:00"},{"month":"11","flight_count":181,"avg_flight_time":"05:37:33.812155","min_flight_time":"00:20:00","max_flight_time":"23:27:00"},{"month":"12","flight_count":124,"avg_flight_time":"05:27:17.419355","min_flight_time":"00:21:00","max_flight_time":"23:55:00"}]},{"year":2025,"months":[{"month":"1","flight_count":128,"avg_flight_time":"04:58:37.96875","min_flight_time":"00:18:00","max_flight_time":"10:43:00"},{"month":"2","flight_count":116,"avg_flight_time":"04:35:34.655172","min_flight_time":"00:10:00","max_flight_time":"12:47:00"},{"month":"3","flight_count":263,"avg_flight_time":"04:41:36.045627","min_flight_time":"00:01:00","max_flight_time":"13:00:00"},{"month":"4","flight_count":305,"avg_flight_time":"05:08:28.327869","min_flight_time":"00:01:00","max_flight_time":"15:57:00"},<text:soft-page-break/>{"month":"5","flight_count":384,"avg_flight_time":"05:43:22.5","min_flight_time":"00:11:00","max_flight_time":"24:00:00"},{"month":"6","flight_count":467,"avg_flight_time":"06:39:34.689507","min_flight_time":"00:01:00","max_flight_time":"23:59:00"},{"month":"7","flight_count":474,"avg_flight_time":"07:17:09.873418","min_flight_time":"00:01:00","max_flight_time":"24:00:00"}]}],"by_year_and_week":[{"year":2024,"weeks":[{"week_number":"1","flight_count":4,"avg_flight_time":"03:06:30","min_flight_time":"01:25:00","max_flight_time":"05:01:00"},{"week_number":"2","flight_count":8,"avg_flight_time":"10:01:07.5","min_flight_time":"00:54:00","max_flight_time":"19:05:00"},{"week_number":"3","flight_count":12,"avg_flight_time":"07:32:45","min_flight_time":"01:00:00","max_flight_time":"24:00:00"},{"week_number":"4","flight_count":28,"avg_flight_time":"05:37:32.142857","min_flight_time":"00:05:00","max_flight_time":"20:55:00"},{"week_number":"5","flight_count":11,"avg_flight_time":"03:33:05.454545","min_flight_time":"00:15:00","max_flight_time":"08:40:00"},{"week_number":"6","flight_count":21,"avg_flight_time":"07:53:54.285714","min_flight_time":"00:34:00","max_flight_time":"22:00:00"},{"week_number":"7","flight_count":17,"avg_flight_time":"06:51:31.764706","min_flight_time":"00:47:00","max_flight_time":"20:00:00"},{"week_number":"8","flight_count":8,"avg_flight_time":"07:26:00","min_flight_time":"00:28:00","max_flight_time":"20:30:00"},{"week_number":"9","flight_count":8,"avg_flight_time":"04:38:15","min_flight_time":"00:35:00","max_flight_time":"10:00:00"},{"week_number":"10","flight_count":25,"avg_flight_time":"06:02:02.4","min_flight_time":"00:20:00","max_flight_time":"19:10:00"},{"week_number":"11","flight_count":23,"avg_flight_time":"07:04:31.304348","min_flight_time":"00:30:00","max_flight_time":"19:05:00"},{"week_number":"12","flight_count":25,"avg_flight_time":"06:19:57.6","min_flight_time":"00:28:00","max_flight_time":"24:00:00"},{"week_number":"13","flight_count":23,"avg_flight_time":"06:15:26.086957","min_flight_time":"01:00:00","max_flight_time":"19:50:00"},{"week_number":"14","flight_count":30,"avg_flight_time":"06:46:42","min_flight_time":"00:25:00","max_flight_time":"23:30:00"},{"week_number":"15","flight_count":32,"avg_flight_time":"05:50:28.125","min_flight_time":"00:09:00","max_flight_time":"23:30:00"},{"week_number":"16","flight_count":48,"avg_flight_time":"04:59:28.75","min_flight_time":"00:20:00","max_flight_time":"21:20:00"},{"week_number":"17","flight_count":53,"avg_flight_time":"05:06:48.679245","min_flight_time":"00:06:00","max_flight_time":"20:02:00"},{"week_number":"18","flight_count":30,"avg_flight_time":"06:08:44","min_flight_time":"00:26:00","max_flight_time":"21:50:00"},{"week_number":"19","flight_count":52,"avg_flight_time":"05:22:20.769231","min_flight_time":"00:19:00","max_flight_time":"23:45:00"},{"week_number":"20","flight_count":54,"avg_flight_time":"05:42:53.333333","min_flight_time":"00:20:00","max_flight_time":"23:05:00"},{"week_number":"21","flight_count":64,"avg_flight_time":"05:54:20.625","min_flight_time":"00:06:00","max_flight_time":"23:14:00"},{"week_number":"22","flight_count":8,"avg_flight_time":"10:47:15","min_flight_time":"01:00:00","max_flight_time":"23:16:00"},{"week_number":"23","flight_count":74,"avg_flight_time":"08:13:03.243243","min_flight_time":"00:42:00","max_flight_time":"23:20:00"},<text:soft-page-break/>{"week_number":"24","flight_count":69,"avg_flight_time":"06:33:45.217391","min_flight_time":"00:25:00","max_flight_time":"22:36:00"},{"week_number":"25","flight_count":59,"avg_flight_time":"06:50:54.915254","min_flight_time":"00:26:00","max_flight_time":"22:30:00"},{"week_number":"26","flight_count":85,"avg_flight_time":"06:40:14.823529","min_flight_time":"00:16:00","max_flight_time":"22:47:00"},{"week_number":"27","flight_count":55,"avg_flight_time":"07:19:41.454545","min_flight_time":"00:16:00","max_flight_time":"21:55:00"},{"week_number":"28","flight_count":44,"avg_flight_time":"06:56:47.727273","min_flight_time":"00:10:00","max_flight_time":"24:00:00"},{"week_number":"29","flight_count":57,"avg_flight_time":"06:06:58.947368","min_flight_time":"00:27:00","max_flight_time":"18:38:00"},{"week_number":"30","flight_count":61,"avg_flight_time":"05:42:43.278689","min_flight_time":"00:23:00","max_flight_time":"20:10:00"},{"week_number":"31","flight_count":27,"avg_flight_time":"05:53:02.222222","min_flight_time":"00:15:00","max_flight_time":"15:10:00"},{"week_number":"32","flight_count":62,"avg_flight_time":"06:07:11.612903","min_flight_time":"00:09:00","max_flight_time":"21:05:00"},{"week_number":"33","flight_count":56,"avg_flight_time":"06:10:55.714286","min_flight_time":"00:32:00","max_flight_time":"22:11:00"},{"week_number":"34","flight_count":67,"avg_flight_time":"04:46:34.925373","min_flight_time":"00:06:00","max_flight_time":"22:06:00"},{"week_number":"35","flight_count":4,"avg_flight_time":"05:09:45","min_flight_time":"03:00:00","max_flight_time":"09:10:00"},{"week_number":"36","flight_count":50,"avg_flight_time":"05:32:46.8","min_flight_time":"00:25:00","max_flight_time":"22:00:00"},{"week_number":"37","flight_count":53,"avg_flight_time":"06:59:37.358491","min_flight_time":"00:25:00","max_flight_time":"24:00:00"},{"week_number":"38","flight_count":67,"avg_flight_time":"05:14:57.313433","min_flight_time":"00:30:00","max_flight_time":"21:44:00"},{"week_number":"39","flight_count":64,"avg_flight_time":"04:41:12.1875","min_flight_time":"00:09:00","max_flight_time":"23:57:00"},{"week_number":"40","flight_count":60,"avg_flight_time":"05:23:19","min_flight_time":"00:17:00","max_flight_time":"23:17:00"},{"week_number":"41","flight_count":44,"avg_flight_time":"07:27:53.181818","min_flight_time":"00:20:00","max_flight_time":"23:59:00"},{"week_number":"42","flight_count":54,"avg_flight_time":"05:14:30","min_flight_time":"00:35:00","max_flight_time":"20:08:00"},{"week_number":"43","flight_count":45,"avg_flight_time":"06:01:17.333333","min_flight_time":"00:28:00","max_flight_time":"23:06:00"},{"week_number":"44","flight_count":20,"avg_flight_time":"05:45:21","min_flight_time":"00:25:00","max_flight_time":"21:26:00"},{"week_number":"45","flight_count":31,"avg_flight_time":"04:56:09.677419","min_flight_time":"00:35:00","max_flight_time":"20:40:00"},{"week_number":"46","flight_count":32,"avg_flight_time":"04:30:20.625","min_flight_time":"00:30:00","max_flight_time":"22:00:00"},{"week_number":"47","flight_count":61,"avg_flight_time":"06:17:28.52459","min_flight_time":"00:40:00","max_flight_time":"21:15:00"},{"week_number":"48","flight_count":3,"avg_flight_time":"06:12:00","min_flight_time":"03:55:00","max_flight_time":"08:46:00"},{"week_number":"49","flight_count":38,"avg_flight_time":"05:38:42.631579","min_flight_time":"00:21:00","max_flight_time":"23:55:00"},<text:soft-page-break/>{"week_number":"50","flight_count":33,"avg_flight_time":"05:03:30.909091","min_flight_time":"00:28:00","max_flight_time":"23:53:00"},{"week_number":"51","flight_count":28,"avg_flight_time":"04:45:38.571429","min_flight_time":"00:24:00","max_flight_time":"23:30:00"},{"week_number":"52","flight_count":18,"avg_flight_time":"07:15:23.333333","min_flight_time":"01:50:00","max_flight_time":"23:49:00"}]},{"year":2025,"weeks":[{"week_number":"1","flight_count":10,"avg_flight_time":"03:42:12","min_flight_time":"00:18:00","max_flight_time":"10:25:00"},{"week_number":"2","flight_count":13,"avg_flight_time":"03:03:46.153846","min_flight_time":"00:46:00","max_flight_time":"08:28:00"},{"week_number":"3","flight_count":32,"avg_flight_time":"04:23:56.25","min_flight_time":"00:43:00","max_flight_time":"10:28:00"},{"week_number":"4","flight_count":35,"avg_flight_time":"05:11:25.714286","min_flight_time":"00:30:00","max_flight_time":"08:38:00"},{"week_number":"5","flight_count":13,"avg_flight_time":"07:47:00","min_flight_time":"05:55:00","max_flight_time":"12:47:00"},{"week_number":"6","flight_count":26,"avg_flight_time":"05:48:57.692308","min_flight_time":"00:30:00","max_flight_time":"09:11:00"},{"week_number":"7","flight_count":35,"avg_flight_time":"05:48:49.714286","min_flight_time":"00:30:00","max_flight_time":"12:45:00"},{"week_number":"8","flight_count":14,"avg_flight_time":"02:09:51.428571","min_flight_time":"00:17:00","max_flight_time":"05:40:00"},{"week_number":"9","flight_count":11,"avg_flight_time":"05:17:49.090909","min_flight_time":"00:01:00","max_flight_time":"09:47:00"},{"week_number":"10","flight_count":63,"avg_flight_time":"04:37:08.571429","min_flight_time":"00:11:00","max_flight_time":"13:00:00"},{"week_number":"11","flight_count":51,"avg_flight_time":"04:36:48.235294","min_flight_time":"00:16:00","max_flight_time":"12:10:00"},{"week_number":"12","flight_count":67,"avg_flight_time":"04:53:55.522388","min_flight_time":"00:23:00","max_flight_time":"12:09:00"},{"week_number":"13","flight_count":61,"avg_flight_time":"04:41:45.245902","min_flight_time":"00:11:00","max_flight_time":"12:48:00"},{"week_number":"14","flight_count":54,"avg_flight_time":"05:28:41.111111","min_flight_time":"00:10:00","max_flight_time":"15:57:00"},{"week_number":"15","flight_count":56,"avg_flight_time":"05:01:16.071429","min_flight_time":"00:01:00","max_flight_time":"13:51:00"},{"week_number":"16","flight_count":79,"avg_flight_time":"04:54:00.759494","min_flight_time":"00:15:00","max_flight_time":"13:55:00"},{"week_number":"17","flight_count":75,"avg_flight_time":"05:34:28.8","min_flight_time":"00:18:00","max_flight_time":"15:00:00"},{"week_number":"18","flight_count":37,"avg_flight_time":"06:35:16.216216","min_flight_time":"00:15:00","max_flight_time":"14:45:00"},{"week_number":"19","flight_count":82,"avg_flight_time":"05:45:35.853659","min_flight_time":"00:11:00","max_flight_time":"24:00:00"},{"week_number":"20","flight_count":93,"avg_flight_time":"05:18:44.516129","min_flight_time":"00:16:00","max_flight_time":"15:08:00"},{"week_number":"21","flight_count":94,"avg_flight_time":"05:28:24.255319","min_flight_time":"00:17:00","max_flight_time":"13:20:00"},{"week_number":"22","flight_count":9,"avg_flight_time":"06:06:26.666667","min_flight_time":"00:50:00","max_flight_time":"11:35:00"},{"week_number":"23","flight_count":115,"avg_flight_time":"05:23:25.565217","min_flight_time":"00:01:00","max_flight_time":"17:53:00"},<text:soft-page-break/>{"week_number":"24","flight_count":86,"avg_flight_time":"07:13:54.418605","min_flight_time":"00:11:00","max_flight_time":"23:59:00"},{"week_number":"25","flight_count":124,"avg_flight_time":"06:48:05.806452","min_flight_time":"00:19:00","max_flight_time":"22:58:00"},{"week_number":"26","flight_count":124,"avg_flight_time":"07:11:21.774194","min_flight_time":"00:39:00","max_flight_time":"22:24:00"},{"week_number":"27","flight_count":96,"avg_flight_time":"06:04:56.875","min_flight_time":"00:11:00","max_flight_time":"15:10:00"},{"week_number":"28","flight_count":127,"avg_flight_time":"08:03:52.913386","min_flight_time":"00:01:00","max_flight_time":"24:00:00"},{"week_number":"29","flight_count":96,"avg_flight_time":"07:37:26.25","min_flight_time":"00:10:00","max_flight_time":"24:00:00"},{"week_number":"30","flight_count":94,"avg_flight_time":"07:11:49.787234","min_flight_time":"00:24:00","max_flight_time":"23:59:00"},{"week_number":"31","flight_count":61,"avg_flight_time":"07:09:52.131148","min_flight_time":"00:06:00","max_flight_time":"23:59:00"}]}],"by_year_and_quarter":[{"year":2024,"quarters":[{"quarter":"1","flight_count":23,"avg_flight_time":"06:15:26.086957","min_flight_time":"01:00:00","max_flight_time":"19:50:00"},{"quarter":"2","flight_count":85,"avg_flight_time":"06:40:14.823529","min_flight_time":"00:16:00","max_flight_time":"22:47:00"},{"quarter":"3","flight_count":12,"avg_flight_time":"04:30:40","min_flight_time":"00:15:00","max_flight_time":"14:35:00"},{"quarter":"4","flight_count":18,"avg_flight_time":"07:15:23.333333","min_flight_time":"01:50:00","max_flight_time":"23:49:00"}]},{"year":2025,"quarters":[{"quarter":"1","flight_count":10,"avg_flight_time":"03:30:48","min_flight_time":"00:41:00","max_flight_time":"10:05:00"},{"quarter":"2","flight_count":9,"avg_flight_time":"08:42:26.666667","min_flight_time":"02:09:00","max_flight_time":"22:22:00"},{"quarter":"3","flight_count":61,"avg_flight_time":"07:09:52.131148","min_flight_time":"00:06:00","max_flight_time":"23:59:00"}]}],"by_year_and_season":[{"year":2024,"seasons":[{"season":"Winter","flight_count":18,"avg_flight_time":"07:15:23.333333","min_flight_time":"01:50:00","max_flight_time":"23:49:00"},{"season":"Spring","flight_count":35,"avg_flight_time":"06:36:32.571429","min_flight_time":"00:25:00","max_flight_time":"23:42:00"},{"season":"Summer","flight_count":46,"avg_flight_time":"05:12:16.956522","min_flight_time":"00:15:00","max_flight_time":"19:45:00"},{"season":"Fall","flight_count":37,"avg_flight_time":"06:00:22.702703","min_flight_time":"00:20:00","max_flight_time":"23:27:00"}]},{"year":2025,"seasons":[{"season":"Winter","flight_count":28,"avg_flight_time":"01:39:51.428571","min_flight_time":"00:10:00","max_flight_time":"07:46:00"},{"season":"Spring","flight_count":78,"avg_flight_time":"06:03:50","min_flight_time":"00:24:00","max_flight_time":"22:59:00"},{"season":"Summer","flight_count":61,"avg_flight_time":"07:09:52.131148","min_flight_time":"00:06:00","max_flight_time":"23:59:00"}]}]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08:34:07.005785540</meta:creation-date>
    <dc:date>2025-10-02T08:34:51.305600857</dc:date>
    <meta:editing-duration>PT44S</meta:editing-duration>
    <meta:editing-cycles>1</meta:editing-cycles>
    <meta:generator>LibreOffice/25.8.0.4$Linux_X86_64 LibreOffice_project/580$Build-4</meta:generator>
    <meta:document-statistic meta:table-count="0" meta:image-count="0" meta:object-count="0" meta:page-count="11" meta:paragraph-count="2" meta:word-count="5" meta:character-count="41566" meta:non-whitespace-character-count="41563"/>
  </office:meta>
</office:document-meta>
</file>